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6.25cm" fo:min-width="2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2.5cm" fo:min-width="2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75cm" fo:min-width="4.75cm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3.5cm" fo:min-width="25cm"/>
      <style:paragraph-properties style:writing-mode="lr-tb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1cm" fo:min-width="9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1.5cm" fo:min-width="8.25cm" fo:wrap-option="no-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-color="#d4ea6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5.5cm" svg:height="16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5cm" svg:height="2.75cm" svg:x="2.2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5cm" svg:height="2cm" svg:x="16cm" svg:y="16.35cm">
          <text:p text:style-name="P3">Rerol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5cm" svg:height="2cm" svg:x="22cm" svg:y="16.35cm">
          <text:p text:style-name="P3">Next Tur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.5cm" svg:height="13.75cm" svg:x="2.25cm" svg:y="2.25cm">
          <text:p text:style-name="P3">Main Game Are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5cm" svg:height="1.25cm" svg:x="2.75cm" svg:y="17cm">
          <text:p text:style-name="P3">Labe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75cm" svg:height="1.75cm" svg:x="11cm" svg:y="1.25cm">
          <text:p text:style-name="P3">Window</text:p>
          <draw:enhanced-geometry svg:viewBox="0 0 21600 21600" draw:mirror-horizontal="false" draw:type="line-callout-1" draw:modifiers="-21678.9852588276 104866.704740149 -619.540623928694 6834.037692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6T21:30:31.118000000</meta:creation-date>
    <dc:date>2021-07-06T22:15:26.132000000</dc:date>
    <meta:editing-duration>PT34M44S</meta:editing-duration>
    <meta:editing-cycles>2</meta:editing-cycles>
    <meta:generator>LibreOffice/7.0.4.2$Windows_X86_64 LibreOffice_project/dcf040e67528d9187c66b2379df5ea4407429775</meta:generator>
    <meta:document-statistic meta:object-count="7"/>
  </office:meta>
</office:document-meta>
</file>